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Backstory - </text:p>
      <text:p text:style-name="Standard"><text:tab/>The Kingdom has been peaceful for over two decades. The King has grown comfortable in his duties to the Realm. In doing so, King Arthur has grown lax in his training, allowing himself to become the fitting image of one who eats five meals a day. It is that time of year that he must make his rounds to all of the small villages that border the Kingdom's capital, Camelot. It is on this trip that evil befalls him and he crew of equally chunky men. A band of angry flying dragons have attacked his convoy and taken the King's most valued possession, the mighty Excalib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 t</meta:initial-creator>
    <meta:creation-date>2016-07-21T14:24:59</meta:creation-date>
    <meta:document-statistic meta:table-count="0" meta:image-count="0" meta:object-count="0" meta:page-count="1" meta:paragraph-count="2" meta:word-count="108" meta:character-count="583"/>
    <dc:date>2016-07-21T16:51:11</dc:date>
    <dc:creator>d t</dc:creator>
    <meta:editing-duration>PT2H26M16S</meta:editing-duration>
    <meta:editing-cycles>1</meta:editing-cycles>
    <meta:generator>OpenOffice/4.1.2$Unix OpenOffice.org_project/412m3$Build-9782</meta:generator>
  </office:meta>
</office:document-meta>
</file>